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5cm" svg:stroke-color="#000000" draw:marker-start-width="0.229cm" draw:marker-end-width="0.229cm" draw:fill="solid" draw:fill-color="#eeeeee" draw:auto-grow-height="true" draw:auto-grow-width="false" fo:max-height="0cm" fo:min-height="1.351cm" fo:padding-top="0.138cm" fo:padding-bottom="0.138cm" fo:padding-left="0.263cm" fo:padding-right="0.26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position="-33% 58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54cm" svg:height="1.627cm" svg:x="14.224cm" svg:y="2.436cm">
          <draw:text-box>
            <text:p text:style-name="P1"><text:span text:style-name="T1">8 Bytes</text:span></text:p>
            <text:p text:style-name="P1"><text:span text:style-name="T2">a</text:span><text:span text:style-name="T3">2</text:span></text:p>
          </draw:text-box>
        </draw:frame>
        <draw:frame draw:style-name="gr1" draw:text-style-name="P2" draw:layer="layout" svg:width="2.54cm" svg:height="1.627cm" svg:x="16.764cm" svg:y="2.436cm">
          <draw:text-box>
            <text:p text:style-name="P1"><text:span text:style-name="T1">8 Bytes</text:span></text:p>
            <text:p text:style-name="P1"><text:span text:style-name="T2">a</text:span><text:span text:style-name="T3">1</text:span></text:p>
          </draw:text-box>
        </draw:frame>
        <draw:frame draw:style-name="gr1" draw:text-style-name="P2" draw:layer="layout" svg:width="2.54cm" svg:height="1.627cm" svg:x="19.304cm" svg:y="2.436cm">
          <draw:text-box>
            <text:p text:style-name="P1"><text:span text:style-name="T1">8 Bytes</text:span></text:p>
            <text:p text:style-name="P1"><text:span text:style-name="T2">a</text:span><text:span text:style-name="T3">0</text:span></text:p>
          </draw:text-box>
        </draw:frame>
        <draw:frame draw:style-name="gr1" draw:text-style-name="P2" draw:layer="layout" svg:width="2.54cm" svg:height="1.627cm" svg:x="14.224cm" svg:y="8.532cm">
          <draw:text-box>
            <text:p text:style-name="P1"><text:span text:style-name="T1">8 Bytes</text:span></text:p>
            <text:p text:style-name="P1"><text:span text:style-name="T2">d</text:span><text:span text:style-name="T3">2</text:span></text:p>
          </draw:text-box>
        </draw:frame>
        <draw:frame draw:style-name="gr1" draw:text-style-name="P2" draw:layer="layout" svg:width="2.54cm" svg:height="1.627cm" svg:x="16.764cm" svg:y="8.532cm">
          <draw:text-box>
            <text:p text:style-name="P1"><text:span text:style-name="T1">8 Bytes</text:span></text:p>
            <text:p text:style-name="P1"><text:span text:style-name="T2">d</text:span><text:span text:style-name="T3">1</text:span></text:p>
          </draw:text-box>
        </draw:frame>
        <draw:frame draw:style-name="gr1" draw:text-style-name="P2" draw:layer="layout" svg:width="2.54cm" svg:height="1.627cm" svg:x="19.304cm" svg:y="8.532cm">
          <draw:text-box>
            <text:p text:style-name="P1"><text:span text:style-name="T1">8 Bytes</text:span></text:p>
            <text:p text:style-name="P1"><text:span text:style-name="T2">d</text:span><text:span text:style-name="T3">0</text:span></text:p>
          </draw:text-box>
        </draw:frame>
        <draw:frame draw:style-name="gr1" draw:text-style-name="P2" draw:layer="layout" svg:width="2.54cm" svg:height="1.627cm" svg:x="6.604cm" svg:y="8.532cm">
          <draw:text-box>
            <text:p text:style-name="P1"><text:span text:style-name="T1">8 Bytes</text:span></text:p>
            <text:p text:style-name="P1"><text:span text:style-name="T2">d</text:span><text:span text:style-name="T3">5</text:span></text:p>
          </draw:text-box>
        </draw:frame>
        <draw:frame draw:style-name="gr1" draw:text-style-name="P2" draw:layer="layout" svg:width="2.54cm" svg:height="1.627cm" svg:x="9.144cm" svg:y="8.532cm">
          <draw:text-box>
            <text:p text:style-name="P1"><text:span text:style-name="T1">8 Bytes</text:span></text:p>
            <text:p text:style-name="P1"><text:span text:style-name="T2">d</text:span><text:span text:style-name="T3">4</text:span></text:p>
          </draw:text-box>
        </draw:frame>
        <draw:frame draw:style-name="gr1" draw:text-style-name="P2" draw:layer="layout" svg:width="2.54cm" svg:height="1.627cm" svg:x="11.684cm" svg:y="8.532cm">
          <draw:text-box>
            <text:p text:style-name="P1"><text:span text:style-name="T1">8 Bytes</text:span></text:p>
            <text:p text:style-name="P1"><text:span text:style-name="T2">d</text:span><text:span text:style-name="T3">3</text:span></text:p>
          </draw:text-box>
        </draw:frame>
        <draw:frame draw:style-name="gr1" draw:text-style-name="P2" draw:layer="layout" svg:width="2.54cm" svg:height="1.627cm" svg:x="14.224cm" svg:y="10.564cm">
          <draw:text-box>
            <text:p text:style-name="P1"><text:span text:style-name="T1">8 Bytes</text:span></text:p>
            <text:p text:style-name="P1"><text:span text:style-name="T2">f</text:span><text:span text:style-name="T3">2</text:span></text:p>
          </draw:text-box>
        </draw:frame>
        <draw:frame draw:style-name="gr1" draw:text-style-name="P2" draw:layer="layout" svg:width="2.54cm" svg:height="1.627cm" svg:x="16.764cm" svg:y="10.564cm">
          <draw:text-box>
            <text:p text:style-name="P1"><text:span text:style-name="T1">8 Bytes</text:span></text:p>
            <text:p text:style-name="P1"><text:span text:style-name="T2">f</text:span><text:span text:style-name="T3">1</text:span></text:p>
          </draw:text-box>
        </draw:frame>
        <draw:frame draw:style-name="gr1" draw:text-style-name="P2" draw:layer="layout" svg:width="2.54cm" svg:height="1.627cm" svg:x="19.304cm" svg:y="10.564cm">
          <draw:text-box>
            <text:p text:style-name="P1"><text:span text:style-name="T1">8 Bytes</text:span></text:p>
            <text:p text:style-name="P1"><text:span text:style-name="T2">f</text:span><text:span text:style-name="T3">0</text:span></text:p>
          </draw:text-box>
        </draw:frame>
        <draw:frame draw:style-name="gr1" draw:text-style-name="P2" draw:layer="layout" svg:width="2.54cm" svg:height="1.627cm" svg:x="4.064cm" svg:y="10.564cm">
          <draw:text-box>
            <text:p text:style-name="P1"><text:span text:style-name="T1">8 Bytes</text:span></text:p>
            <text:p text:style-name="P1"><text:span text:style-name="T2">e</text:span><text:span text:style-name="T3">2</text:span></text:p>
          </draw:text-box>
        </draw:frame>
        <draw:frame draw:style-name="gr1" draw:text-style-name="P2" draw:layer="layout" svg:width="2.54cm" svg:height="1.627cm" svg:x="6.604cm" svg:y="10.564cm">
          <draw:text-box>
            <text:p text:style-name="P1"><text:span text:style-name="T1">8 Bytes</text:span></text:p>
            <text:p text:style-name="P1"><text:span text:style-name="T2">e</text:span><text:span text:style-name="T3">1</text:span></text:p>
          </draw:text-box>
        </draw:frame>
        <draw:frame draw:style-name="gr1" draw:text-style-name="P2" draw:layer="layout" svg:width="2.54cm" svg:height="1.627cm" svg:x="9.144cm" svg:y="10.564cm">
          <draw:text-box>
            <text:p text:style-name="P1"><text:span text:style-name="T1">8 Bytes</text:span></text:p>
            <text:p text:style-name="P1"><text:span text:style-name="T2">e</text:span><text:span text:style-name="T3">0</text:span></text:p>
          </draw:text-box>
        </draw:frame>
        <draw:frame draw:style-name="gr1" draw:text-style-name="P2" draw:layer="layout" svg:width="2.54cm" svg:height="1.627cm" svg:x="11.684cm" svg:y="2.436cm">
          <draw:text-box>
            <text:p text:style-name="P1"><text:span text:style-name="T1">8 Bytes</text:span></text:p>
            <text:p text:style-name="P1"><text:span text:style-name="T2">a</text:span><text:span text:style-name="T3">3</text:span></text:p>
          </draw:text-box>
        </draw:frame>
        <draw:frame draw:style-name="gr1" draw:text-style-name="P2" draw:layer="layout" svg:width="2.54cm" svg:height="1.627cm" svg:x="14.224cm" svg:y="4.468cm">
          <draw:text-box>
            <text:p text:style-name="P1"><text:span text:style-name="T1">8 Bytes</text:span></text:p>
            <text:p text:style-name="P1"><text:span text:style-name="T2">b</text:span><text:span text:style-name="T3">2</text:span></text:p>
          </draw:text-box>
        </draw:frame>
        <draw:frame draw:style-name="gr1" draw:text-style-name="P2" draw:layer="layout" svg:width="2.54cm" svg:height="1.627cm" svg:x="16.764cm" svg:y="4.468cm">
          <draw:text-box>
            <text:p text:style-name="P1"><text:span text:style-name="T1">8 Bytes</text:span></text:p>
            <text:p text:style-name="P1"><text:span text:style-name="T2">b</text:span><text:span text:style-name="T3">1</text:span></text:p>
          </draw:text-box>
        </draw:frame>
        <draw:frame draw:style-name="gr1" draw:text-style-name="P2" draw:layer="layout" svg:width="2.54cm" svg:height="1.627cm" svg:x="19.304cm" svg:y="4.468cm">
          <draw:text-box>
            <text:p text:style-name="P1"><text:span text:style-name="T1">8 Bytes</text:span></text:p>
            <text:p text:style-name="P1"><text:span text:style-name="T2">b</text:span><text:span text:style-name="T3">0</text:span></text:p>
          </draw:text-box>
        </draw:frame>
        <draw:frame draw:style-name="gr1" draw:text-style-name="P2" draw:layer="layout" svg:width="2.54cm" svg:height="1.627cm" svg:x="11.684cm" svg:y="4.468cm">
          <draw:text-box>
            <text:p text:style-name="P1"><text:span text:style-name="T1">8 Bytes</text:span></text:p>
            <text:p text:style-name="P1"><text:span text:style-name="T2">b</text:span><text:span text:style-name="T3">3</text:span></text:p>
          </draw:text-box>
        </draw:frame>
        <draw:frame draw:style-name="gr1" draw:text-style-name="P2" draw:layer="layout" svg:width="2.54cm" svg:height="1.627cm" svg:x="14.224cm" svg:y="6.5cm">
          <draw:text-box>
            <text:p text:style-name="P1"><text:span text:style-name="T1">8 Bytes</text:span></text:p>
            <text:p text:style-name="P1"><text:span text:style-name="T2">c</text:span><text:span text:style-name="T3">2</text:span></text:p>
          </draw:text-box>
        </draw:frame>
        <draw:frame draw:style-name="gr1" draw:text-style-name="P2" draw:layer="layout" svg:width="2.54cm" svg:height="1.627cm" svg:x="16.764cm" svg:y="6.5cm">
          <draw:text-box>
            <text:p text:style-name="P1"><text:span text:style-name="T1">8 Bytes</text:span></text:p>
            <text:p text:style-name="P1"><text:span text:style-name="T2">c</text:span><text:span text:style-name="T3">1</text:span></text:p>
          </draw:text-box>
        </draw:frame>
        <draw:frame draw:style-name="gr1" draw:text-style-name="P2" draw:layer="layout" svg:width="2.54cm" svg:height="1.627cm" svg:x="19.304cm" svg:y="6.5cm">
          <draw:text-box>
            <text:p text:style-name="P1"><text:span text:style-name="T1">8 Bytes</text:span></text:p>
            <text:p text:style-name="P1"><text:span text:style-name="T2">c</text:span><text:span text:style-name="T3">0</text:span></text:p>
          </draw:text-box>
        </draw:frame>
        <draw:frame draw:style-name="gr1" draw:text-style-name="P2" draw:layer="layout" svg:width="2.54cm" svg:height="1.627cm" svg:x="11.684cm" svg:y="6.5cm">
          <draw:text-box>
            <text:p text:style-name="P1"><text:span text:style-name="T1">8 Bytes</text:span></text:p>
            <text:p text:style-name="P1"><text:span text:style-name="T2">c</text:span><text:span text:style-name="T3">3</text:span></text:p>
          </draw:text-box>
        </draw:frame>
        <draw:frame draw:style-name="gr1" draw:text-style-name="P2" draw:layer="layout" svg:width="2.54cm" svg:height="1.627cm" svg:x="11.684cm" svg:y="10.565cm">
          <draw:text-box>
            <text:p text:style-name="P1"><text:span text:style-name="T1">8 Bytes</text:span></text:p>
            <text:p text:style-name="P1"><text:span text:style-name="T2">f</text:span><text:span text:style-name="T3">3</text:span></text:p>
          </draw:text-box>
        </draw:frame>
        <draw:frame draw:style-name="gr1" draw:text-style-name="P2" draw:layer="layout" svg:width="2.54cm" svg:height="1.627cm" svg:x="1.524cm" svg:y="10.565cm">
          <draw:text-box>
            <text:p text:style-name="P1"><text:span text:style-name="T1">8 Bytes</text:span></text:p>
            <text:p text:style-name="P1"><text:span text:style-name="T2">e</text:span><text:span text:style-name="T3">3</text:span></text:p>
          </draw:text-box>
        </draw:frame>
        <draw:frame draw:style-name="gr1" draw:text-style-name="P2" draw:layer="layout" svg:width="2.54cm" svg:height="1.627cm" svg:x="1.524cm" svg:y="8.532cm">
          <draw:text-box>
            <text:p text:style-name="P1"><text:span text:style-name="T1">8 Bytes</text:span></text:p>
            <text:p text:style-name="P1"><text:span text:style-name="T2">d</text:span><text:span text:style-name="T3">7</text:span></text:p>
          </draw:text-box>
        </draw:frame>
        <draw:frame draw:style-name="gr1" draw:text-style-name="P2" draw:layer="layout" svg:width="2.54cm" svg:height="1.627cm" svg:x="4.064cm" svg:y="8.532cm">
          <draw:text-box>
            <text:p text:style-name="P1"><text:span text:style-name="T1">8 Bytes</text:span></text:p>
            <text:p text:style-name="P1"><text:span text:style-name="T2">d</text:span><text:span text:style-name="T3">6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23T18:28:12.555395878</dc:date>
    <meta:editing-duration>PT16S</meta:editing-duration>
    <meta:editing-cycles>4</meta:editing-cycles>
    <meta:generator>LibreOffice/6.4.7.2$Linux_X86_64 LibreOffice_project/40$Build-2</meta:generator>
    <meta:document-statistic meta:object-count="51"/>
  </office:meta>
</office:document-meta>
</file>